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21c1" officeooo:paragraph-rsid="000921c1"/>
    </style:style>
    <style:style style:name="P2" style:family="paragraph" style:parent-style-name="Standard">
      <style:text-properties officeooo:rsid="000921c1" officeooo:paragraph-rsid="000921c1"/>
    </style:style>
    <style:style style:name="P3" style:family="paragraph" style:parent-style-name="Standard">
      <style:text-properties officeooo:rsid="000b2b98" officeooo:paragraph-rsid="000b2b98"/>
    </style:style>
    <style:style style:name="T1" style:family="text">
      <style:text-properties officeooo:rsid="000a4e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la yo soy Laura, <text:span text:style-name="T1">me gusta escribir en Libre Office Writer.</text:span></text:p>
      <text:p text:style-name="P1"/>
      <text:p text:style-name="P1"/>
      <text:p text:style-name="P3">Por otro lado, heme aquí, Roque soy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3:22:15.545000000</meta:creation-date>
    <dc:date>2018-06-27T13:34:53.420000000</dc:date>
    <meta:editing-duration>PT6M26S</meta:editing-duration>
    <meta:editing-cycles>3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2" meta:word-count="18" meta:character-count="96" meta:non-whitespace-character-count="80"/>
  </office:meta>
</office:document-meta>
</file>